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368e" officeooo:paragraph-rsid="0017368e"/>
    </style:style>
    <style:style style:name="P2" style:family="paragraph" style:parent-style-name="Standard">
      <style:text-properties officeooo:rsid="0017e698" officeooo:paragraph-rsid="0017e698"/>
    </style:style>
    <style:style style:name="P3" style:family="paragraph" style:parent-style-name="Standard">
      <style:text-properties fo:font-weight="bold" officeooo:rsid="0017368e" officeooo:paragraph-rsid="0017368e" style:font-weight-asian="bold" style:font-weight-complex="bold"/>
    </style:style>
    <style:style style:name="P4" style:family="paragraph" style:parent-style-name="Standard" style:list-style-name="L1">
      <style:text-properties officeooo:rsid="0017368e" officeooo:paragraph-rsid="0017368e"/>
    </style:style>
    <style:style style:name="P5" style:family="paragraph" style:parent-style-name="Standard" style:list-style-name="L2">
      <style:text-properties officeooo:rsid="0017368e" officeooo:paragraph-rsid="0017368e"/>
    </style:style>
    <style:style style:name="P6" style:family="paragraph" style:parent-style-name="Standard" style:list-style-name="L3">
      <style:text-properties officeooo:rsid="0017368e" officeooo:paragraph-rsid="0017e698"/>
    </style:style>
    <style:style style:name="P7" style:family="paragraph" style:parent-style-name="Standard">
      <style:text-properties fo:font-weight="bold" officeooo:rsid="0017368e" officeooo:paragraph-rsid="0017368e" style:font-weight-asian="bold" style:font-weight-complex="bold"/>
    </style:style>
    <style:style style:name="P8" style:family="paragraph" style:parent-style-name="Standard" style:list-style-name="L3">
      <style:text-properties officeooo:rsid="0017e698" officeooo:paragraph-rsid="0017e698"/>
    </style:style>
    <style:style style:name="T1" style:family="text">
      <style:text-properties officeooo:rsid="00199b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iederholung Cookie:</text:p>
      <text:list xml:id="list2887730008709178630" text:style-name="L1">
        <text:list-item>
          <text:p text:style-name="P4">Nachteile</text:p>
          <text:list>
            <text:list-item>
              <text:p text:style-name="P4">Server kann Informationen über den Benutzer sammeln (z.B. Verlauf der Standorte wo man sich eingeloggt hat. Bahnhof, Einkaufszentrum, etc.)</text:p>
            </text:list-item>
          </text:list>
        </text:list-item>
      </text:list>
      <text:p text:style-name="P1"/>
      <text:p text:style-name="P3">JSON-Webtoken:</text:p>
      <text:p text:style-name="P1"/>
      <text:p text:style-name="P2">Verfahren Cookie:</text:p>
      <text:list xml:id="list9137488454557041215" text:style-name="L2">
        <text:list-item>
          <text:p text:style-name="P5">Client: Request</text:p>
        </text:list-item>
        <text:list-item>
          <text:p text:style-name="P5">Server: Response für Login Daten</text:p>
        </text:list-item>
        <text:list-item>
          <text:p text:style-name="P5">Client: POST Login Daten</text:p>
        </text:list-item>
        <text:list-item>
          <text:p text:style-name="P5">Server: Set Cookie</text:p>
        </text:list-item>
        <text:list-item>
          <text:p text:style-name="P5">Client: +Cookie → neue Session</text:p>
        </text:list-item>
        <text:list-item>
          <text:p text:style-name="P5">…. Client: logout →<text:tab/>Session wird beendet</text:p>
        </text:list-item>
        <text:list-item>
          <text:p text:style-name="P5">mit altem Cookie kann nicht mehr weitergearbeitet werden, da Session schon geschlossen wurde.</text:p>
        </text:list-item>
      </text:list>
      <text:p text:style-name="P2">Verfahren JSON-Webtoken</text:p>
      <text:list xml:id="list6576564888117881693" text:style-name="L3">
        <text:list-item>
          <text:p text:style-name="P6">Client schickt anfrage an Server</text:p>
        </text:list-item>
        <text:list-item>
          <text:p text:style-name="P6">Server erzeugt Token, signiert ihn (mit p<text:span text:style-name="T1">rivate</text:span> Key), und sendet ihn zurück</text:p>
        </text:list-item>
        <text:list-item>
          <text:p text:style-name="P8">Client sendet Req + Token</text:p>
        </text:list-item>
        <text:list-item>
          <text:p text:style-name="P8">Token wird vom Server verifiziert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08:20:36.456399035</meta:creation-date>
    <dc:date>2017-12-14T08:39:33.545148004</dc:date>
    <meta:editing-duration>PT1H13M5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06" meta:character-count="663" meta:non-whitespace-character-count="587"/>
  </office:meta>
</office:document-meta>
</file>